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nsolas" fo:font-size="14pt" style:font-size-asian="14pt" style:font-size-complex="14pt"/>
    </style:style>
    <style:style style:name="P3" style:family="paragraph" style:parent-style-name="Standard" style:master-page-name="Standard">
      <style:paragraph-properties fo:text-align="justify" style:justify-single-word="false" style:page-number="auto"/>
      <style:text-properties style:font-name="Consolas"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onsolas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In a file called exercisearrays.js create the following array:</text:p>
      <text:p text:style-name="P2"/>
      <text:p text:style-name="P4">let data = [</text:p>
      <text:p text:style-name="P4">{name: "Nacho", telephone: "966112233", age: 40},</text:p>
      <text:p text:style-name="P4">{name: "Ana", telephone: "911223344", age: 35},</text:p>
      <text:p text:style-name="P4">{name: "Mario", phone: "611998877", age: 15},</text:p>
      <text:p text:style-name="P4">{name: "Laura", telephone: "633663366", age: 17}</text:p>
      <text:p text:style-name="P4">];</text:p>
      <text:p text:style-name="P2"/>
      <text:p text:style-name="P2"/>
      <text:p text:style-name="P2">2. Add two more elements to the end:</text:p>
      <text:p text:style-name="P2"/>
      <text:p text:style-name="P4">{name: "Pedro", telephone: "611944444", age: 25},</text:p>
      <text:p text:style-name="P4">{name: "Julia", phone: "633232323", age: 37}</text:p>
      <text:p text:style-name="P2"/>
      <text:p text:style-name="P2">3. Check with console.log (data) that they have been added.</text:p>
      <text:p text:style-name="P2"/>
      <text:p text:style-name="P2">4. Order the vector by age, check the result. </text:p>
      <text:p text:style-name="P2"/>
      <text:p text:style-name="P2">5. Sort the vector by name, check the result.</text:p>
      <text:p text:style-name="P2"/>
      <text:p text:style-name="P2">6. Create and display a new vector containing only those older than 30 years.<text:bookmark text:name="_GoBack"/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fals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ítulo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Descripció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oris</dc:creator>
    <meta:editing-cycles>5</meta:editing-cycles>
    <meta:creation-date>2020-02-18T19:08:00</meta:creation-date>
    <dc:date>2020-02-24T18:43:00</dc:date>
    <dc:language>es-ES</dc:language>
    <meta:editing-duration>PT25M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101" meta:character-count="624" meta:non-whitespace-character-count="5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